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uerpo">
      <style:paragraph-properties fo:text-align="justify" style:justify-single-word="false"/>
      <style:text-properties officeooo:paragraph-rsid="001ebc33"/>
    </style:style>
    <style:style style:name="P2" style:family="paragraph" style:parent-style-name="Cuerpo">
      <style:paragraph-properties fo:line-height="120%"/>
      <style:text-properties fo:language="ca" fo:country="ES" officeooo:paragraph-rsid="001d163c"/>
    </style:style>
    <style:style style:name="P3" style:family="paragraph" style:parent-style-name="Cuerpo">
      <style:paragraph-properties fo:text-align="justify" style:justify-single-word="false"/>
      <style:text-properties fo:language="ca" fo:country="ES" officeooo:paragraph-rsid="001d163c"/>
    </style:style>
    <style:style style:name="P4" style:family="paragraph" style:parent-style-name="Cuerpo">
      <style:paragraph-properties fo:line-height="120%" fo:text-align="center" style:justify-single-word="false"/>
      <style:text-properties officeooo:paragraph-rsid="001dc4c7"/>
    </style:style>
    <style:style style:name="P5" style:family="paragraph" style:parent-style-name="Cuerpo">
      <style:paragraph-properties fo:text-align="justify" style:justify-single-word="false"/>
      <style:text-properties fo:font-weight="normal" officeooo:rsid="00215656" officeooo:paragraph-rsid="00215656" style:font-weight-asian="normal" style:font-weight-complex="normal"/>
    </style:style>
    <style:style style:name="P6" style:family="paragraph" style:parent-style-name="Cuerpo">
      <style:paragraph-properties fo:text-align="center" style:justify-single-word="false"/>
      <style:text-properties officeooo:rsid="002031c0" officeooo:paragraph-rsid="002031c0"/>
    </style:style>
    <style:style style:name="P7" style:family="paragraph" style:parent-style-name="Cuerpo">
      <style:paragraph-properties fo:text-align="start" style:justify-single-word="false"/>
      <style:text-properties officeooo:rsid="002031c0" officeooo:paragraph-rsid="002031c0"/>
    </style:style>
    <style:style style:name="P8" style:family="paragraph" style:parent-style-name="Cuerpo">
      <style:paragraph-properties fo:text-align="start" style:justify-single-word="false"/>
      <style:text-properties officeooo:paragraph-rsid="002031c0"/>
    </style:style>
    <style:style style:name="P9" style:family="paragraph" style:parent-style-name="Encabezamiento">
      <style:paragraph-properties fo:line-height="120%"/>
      <style:text-properties fo:language="ca" fo:country="ES" officeooo:paragraph-rsid="001d163c"/>
    </style:style>
    <style:style style:name="P10" style:family="paragraph" style:parent-style-name="Cuerpo">
      <style:paragraph-properties fo:line-height="120%"/>
      <style:text-properties fo:language="ca" fo:country="ES" fo:font-weight="bold" officeooo:paragraph-rsid="001d163c" style:font-weight-asian="bold" style:font-weight-complex="bold"/>
    </style:style>
    <style:style style:name="P11" style:family="paragraph" style:parent-style-name="Cuerpo">
      <style:paragraph-properties fo:text-align="justify" style:justify-single-word="false"/>
      <style:text-properties fo:language="ca" fo:country="ES" fo:font-weight="bold" officeooo:paragraph-rsid="001d163c" style:font-weight-asian="bold" style:font-weight-complex="bold"/>
    </style:style>
    <style:style style:name="P12" style:family="paragraph" style:parent-style-name="Cuerpo">
      <style:paragraph-properties fo:line-height="120%"/>
      <style:text-properties fo:language="ca" fo:country="ES" fo:font-weight="normal" officeooo:rsid="001d163c" officeooo:paragraph-rsid="001d163c" style:font-weight-asian="normal" style:font-weight-complex="normal"/>
    </style:style>
    <style:style style:name="P13" style:family="paragraph" style:parent-style-name="Cuerpo">
      <style:paragraph-properties fo:line-height="120%" fo:text-align="center" style:justify-single-word="false"/>
      <style:text-properties fo:language="ca" fo:country="ES" fo:font-weight="normal" officeooo:rsid="001d163c" officeooo:paragraph-rsid="001d163c" style:font-weight-asian="normal" style:font-weight-complex="normal"/>
    </style:style>
    <style:style style:name="P14" style:family="paragraph" style:parent-style-name="Cuerpo">
      <style:paragraph-properties fo:line-height="120%"/>
      <style:text-properties fo:language="ca" fo:country="ES" fo:font-weight="normal" officeooo:rsid="001dc4c7" officeooo:paragraph-rsid="001dc4c7" style:font-weight-asian="normal" style:font-weight-complex="normal"/>
    </style:style>
    <style:style style:name="P15" style:family="paragraph" style:parent-style-name="Cuerpo">
      <style:paragraph-properties fo:line-height="120%" fo:text-align="center" style:justify-single-word="false"/>
      <style:text-properties fo:language="ca" fo:country="ES" fo:font-weight="normal" officeooo:rsid="001dc4c7" officeooo:paragraph-rsid="001dc4c7" style:font-weight-asian="normal" style:font-weight-complex="normal"/>
    </style:style>
    <style:style style:name="P16" style:family="paragraph" style:parent-style-name="Cuerpo">
      <style:paragraph-properties fo:text-align="justify" style:justify-single-word="false"/>
      <style:text-properties fo:language="ca" fo:country="ES" fo:font-weight="normal" officeooo:rsid="00215656" officeooo:paragraph-rsid="00215656" style:font-weight-asian="normal" style:font-weight-complex="normal"/>
    </style:style>
    <style:style style:name="P17" style:family="paragraph" style:parent-style-name="Cuerpo">
      <style:paragraph-properties fo:text-align="center" style:justify-single-word="false"/>
      <style:text-properties fo:language="ca" fo:country="ES" fo:font-weight="normal" officeooo:rsid="00215656" officeooo:paragraph-rsid="00215656" style:font-weight-asian="normal" style:font-weight-complex="normal"/>
    </style:style>
    <style:style style:name="P18" style:family="paragraph" style:parent-style-name="Cuerpo">
      <style:paragraph-properties fo:text-align="justify" style:justify-single-word="false"/>
      <style:text-properties fo:language="ca" fo:country="ES" fo:font-weight="normal" officeooo:rsid="002031c0" officeooo:paragraph-rsid="00215656" style:font-weight-asian="normal" style:font-weight-complex="normal"/>
    </style:style>
    <style:style style:name="P19" style:family="paragraph" style:parent-style-name="Cuerpo">
      <style:paragraph-properties fo:text-align="justify" style:justify-single-word="false"/>
      <style:text-properties fo:language="ca" fo:country="ES" officeooo:rsid="002031c0" officeooo:paragraph-rsid="002031c0"/>
    </style:style>
    <style:style style:name="P20" style:family="paragraph" style:parent-style-name="Cuerpo">
      <style:paragraph-properties fo:text-align="center" style:justify-single-word="false"/>
      <style:text-properties fo:language="ca" fo:country="ES" officeooo:rsid="002031c0" officeooo:paragraph-rsid="002031c0"/>
    </style:style>
    <style:style style:name="P21" style:family="paragraph" style:parent-style-name="Cuerpo">
      <style:paragraph-properties fo:text-align="start" style:justify-single-word="false"/>
      <style:text-properties fo:language="ca" fo:country="ES" officeooo:rsid="002031c0" officeooo:paragraph-rsid="002031c0"/>
    </style:style>
    <style:style style:name="P22" style:family="paragraph" style:parent-style-name="Cuerpo">
      <style:paragraph-properties fo:line-height="120%" fo:text-align="center" style:justify-single-word="false"/>
      <style:text-properties officeooo:paragraph-rsid="001dc4c7"/>
    </style:style>
    <style:style style:name="P23" style:family="paragraph">
      <loext:graphic-properties draw:fill-color="#ffffff"/>
    </style:style>
    <style:style style:name="P24" style:family="paragraph">
      <style:paragraph-properties fo:text-align="center"/>
    </style:style>
    <style:style style:name="P25" style:family="paragraph">
      <loext:graphic-properties draw:fill-color="#ffffd7"/>
      <style:paragraph-properties fo:text-align="center"/>
    </style:style>
    <style:style style:name="P26" style:family="paragraph">
      <loext:graphic-properties draw:fill-color="#ffffd7"/>
    </style:style>
    <style:style style:name="P27" style:family="paragraph">
      <loext:graphic-properties draw:fill-color="#ffff00"/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normal" officeooo:rsid="001dc4c7" style:font-weight-asian="normal" style:font-weight-complex="normal"/>
    </style:style>
    <style:style style:name="T3" style:family="text">
      <style:text-properties fo:language="ca" fo:country="ES" fo:font-weight="normal" officeooo:rsid="001ebc33" style:font-weight-asian="normal" style:font-weight-complex="normal"/>
    </style:style>
    <style:style style:name="T4" style:family="text">
      <style:text-properties fo:language="ca" fo:country="ES" officeooo:rsid="001ebc33"/>
    </style:style>
    <style:style style:name="T5" style:family="text">
      <style:text-properties fo:language="ca" fo:country="ES" officeooo:rsid="002031c0"/>
    </style:style>
    <style:style style:name="T6" style:family="text">
      <style:text-properties fo:language="ca" fo:country="ES" officeooo:rsid="00215656"/>
    </style:style>
    <style:style style:name="T7" style:family="text">
      <style:text-properties fo:color="#000000" style:font-name="Helvetica" fo:font-size="11pt" fo:language="ca" fo:country="ES" fo:font-weight="normal" officeooo:rsid="001dc4c7" style:font-name-asian="Helvetica1" style:font-size-asian="11pt" style:font-weight-asian="normal" style:font-name-complex="Helvetica1" style:font-size-complex="11pt" style:font-weight-complex="normal"/>
    </style:style>
    <style:style style:name="T8" style:family="text">
      <style:text-properties fo:color="#000000" style:font-name="Helvetica" fo:font-size="11pt" fo:language="ca" fo:country="ES" fo:font-weight="normal" officeooo:rsid="001ebc33" style:font-name-asian="Helvetica1" style:font-size-asian="11pt" style:font-weight-asian="normal" style:font-name-complex="Helvetica1" style:font-size-complex="11pt" style:font-weight-complex="normal"/>
    </style:style>
    <style:style style:name="T9" style:family="text">
      <style:text-properties fo:color="#000000" style:font-name="Helvetica" fo:font-size="11pt" fo:language="ca" fo:country="ES" officeooo:rsid="001ebc33" style:font-name-asian="Helvetica1" style:font-size-asian="11pt" style:font-name-complex="Helvetica1" style:font-size-complex="11pt"/>
    </style:style>
    <style:style style:name="T10" style:family="text">
      <style:text-properties fo:color="#000000" style:font-name="Helvetica" fo:font-size="11pt" fo:language="ca" fo:country="ES" officeooo:rsid="002031c0" style:font-name-asian="Helvetica1" style:font-size-asian="11pt" style:font-name-complex="Helvetica1" style:font-size-complex="11pt"/>
    </style:style>
    <style:style style:name="T11" style:family="text">
      <style:text-properties officeooo:rsid="00247f5b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4165in" fo:min-width="1.3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ffd7" draw:textarea-horizontal-align="justify" draw:textarea-vertical-align="middle" draw:auto-grow-height="false" fo:min-height="0.6598in" fo:min-width="1.39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.0201in" svg:stroke-color="#000000" draw:marker-start-width="0.1689in" draw:marker-end-width="0.1689in" draw:fill-color="#ffff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2.-Anàlisi de necessitats</text:h>
      <text:p text:style-name="P2"/>
      <text:p text:style-name="P10">2.1- Número de GB a emmagatzemar (en cru).</text:p>
      <text:p text:style-name="P10"/>
      <text:p text:style-name="P12">Per cada màquina virtual necessitem 4GB de disc i 1TB de dades.</text:p>
      <text:p text:style-name="P12"/>
      <text:p text:style-name="P12">Tenim 6.000 Mvs.</text:p>
      <text:p text:style-name="P12"/>
      <text:p text:style-name="P13">6.000 * 4 GB = 24.000 GB = 24 TB de disc.</text:p>
      <text:p text:style-name="P13"/>
      <text:p text:style-name="P13">6.000 * 1 TB = 6.000 TB </text:p>
      <text:p text:style-name="P12"/>
      <text:p text:style-name="P12">En total 6.024 TB, és a dir, 6.024.000 GB d’emmagatzematge cru.</text:p>
      <text:p text:style-name="P2"/>
      <text:p text:style-name="P2"/>
      <text:p text:style-name="P10">2.2- Velocitat requerida del sistema de disc (IOPS). </text:p>
      <text:p text:style-name="P10"/>
      <text:p text:style-name="P12">Cada màquina virtual escriu 4.000 kbps i llegeix 6.000 kbps. Per tant, 10.000 kbps d’entrada/sortida per MV. </text:p>
      <text:p text:style-name="P12"/>
      <text:p text:style-name="P4"><text:span text:style-name="T2"><text:s text:c="8"/>10.000 kbps * <text:s/>1 </text:span><text:span text:style-name="T7">KBPS</text:span><text:span text:style-name="T2"> <text:s text:c="3"/>* <text:s text:c="4"/>1 IOPS <text:s text:c="8"/>= </text:span><text:span text:style-name="T8">312,5 IOPS</text:span></text:p>
      <text:p text:style-name="P15"><draw:line text:anchor-type="paragraph" draw:z-index="0" draw:name="Shape1" draw:style-name="gr6" draw:text-style-name="P27" svg:x1="2.7138in" svg:y1="-0.0236in" svg:x2="3.339in" svg:y2="-0.0236in"><text:p/></draw:line><draw:line text:anchor-type="paragraph" draw:z-index="1" draw:name="Shape1_0" draw:style-name="gr6" draw:text-style-name="P27" svg:x1="3.6217in" svg:y1="-0.0236in" svg:x2="4.4161in" svg:y2="-0.0236in"><text:p/></draw:line><text:s text:c="2"/>8 kbps <text:s text:c="11"/>4 KBPS</text:p>
      <text:p text:style-name="P14"/>
      <text:p text:style-name="P14"/>
      <text:p text:style-name="P4"><text:span text:style-name="T8">312,5</text:span><text:span text:style-name="T2"> * 6.000 = 1.</text:span><text:span text:style-name="T3">875.000</text:span><text:span text:style-name="T2"> IOPS.</text:span></text:p>
      <text:p text:style-name="P3"/>
      <text:p text:style-name="P1"><text:span text:style-name="T4">Un 0.4 </text:span><text:span text:style-name="T9">son escriptures.</text:span></text:p>
      <text:p text:style-name="P2"/>
      <text:p text:style-name="P11">2.3- Tràfic amb el client (entre servers i de server a switch de connexió a xarxa):</text:p>
      <text:p text:style-name="P11"/>
      <text:p text:style-name="P11"/>
      <text:p text:style-name="P19">Cada minut migren 10 MV entre servidors, cada MV té 4GB de disc, per tant:</text:p>
      <text:p text:style-name="P19"/>
      <text:p text:style-name="P19"/>
      <text:p text:style-name="P6"><text:span text:style-name="T1">10 MV <text:s/>* 4GB = 40GB / 60s = 0,66 G</text:span><text:span text:style-name="T6">B</text:span><text:span text:style-name="T1">ps * 8bits/byte = 5,33 G</text:span><text:span text:style-name="T6">b</text:span><text:span text:style-name="T1">ps entre servidors.</text:span></text:p>
      <text:p text:style-name="P20"/>
      <text:p text:style-name="P21"/>
      <text:p text:style-name="P8"><text:span text:style-name="T5">A més, cada MV </text:span><text:span text:style-name="T10">realitza</text:span><text:span text:style-name="T5"> 4.000 Kbps de comunicació amb l’exterior.</text:span></text:p>
      <text:p text:style-name="P21"/>
      <text:p text:style-name="P21"/>
      <text:p text:style-name="P7"><text:span text:style-name="T1">6.000 MV * 4.000 Kbps = 24.000.000 Kbps = 24 G</text:span><text:span text:style-name="T6">bps</text:span><text:span text:style-name="T1"> de comunicació amb el switch.</text:span></text:p>
      <text:p text:style-name="P21"/>
      <text:p text:style-name="P21"/>
      <text:p text:style-name="P20"/>
      <text:p text:style-name="P20"/>
      <text:p text:style-name="P20"><draw:custom-shape text:anchor-type="paragraph" draw:z-index="2" draw:name="Shape2" draw:style-name="gr5" draw:text-style-name="P26" svg:width="1.3976in" svg:height="0.6598in" svg:x="0.2118in" svg:y="0.0839in"><text:p text:style-name="P24"><text:s/>SERVIDORS</text:p><draw:enhanced-geometry svg:viewBox="0 0 21600 21600" draw:type="rectangle" draw:enhanced-path="M 0 0 L 21600 0 21600 21600 0 21600 0 0 Z N"/></draw:custom-shape><draw:custom-shape text:anchor-type="paragraph" draw:z-index="3" draw:name="Shape2_0" draw:style-name="gr5" draw:text-style-name="P25" svg:width="1.3976in" svg:height="0.6598in" svg:x="4.9366in" svg:y="0.0839in"><text:p text:style-name="P24"><text:s/>SWITCH</text:p><draw:enhanced-geometry svg:viewBox="0 0 21600 21600" draw:type="rectangle" draw:enhanced-path="M 0 0 L 21600 0 21600 21600 0 21600 0 0 Z N"/></draw:custom-shape><text:soft-page-break/></text:p>
      <text:p text:style-name="P11"/>
      <text:p text:style-name="P11"/>
      <text:p text:style-name="P11"/>
      <text:p text:style-name="P11"><draw:line text:anchor-type="paragraph" draw:z-index="4" draw:name="Shape3" draw:style-name="gr4" draw:text-style-name="P24" svg:x1="0.9492in" svg:y1="0.0102in" svg:x2="0.9492in" svg:y2="3.4909in"><text:p/></draw:line><draw:line text:anchor-type="paragraph" draw:z-index="5" draw:name="Shape3_0" draw:style-name="gr4" draw:text-style-name="P24" svg:x1="5.6744in" svg:y1="0.0102in" svg:x2="5.6744in" svg:y2="3.4909in"><text:p/></draw:line></text:p>
      <text:p text:style-name="P11"><draw:custom-shape text:anchor-type="paragraph" draw:z-index="8" draw:name="Shape6" draw:style-name="gr1" draw:text-style-name="P23" svg:width="1.3894in" svg:height="0.4169in" svg:x="2.1618in" svg:y="0.0181in"><text:p>24 Gbps comunicació exterior</text:p><draw:enhanced-geometry svg:viewBox="0 0 21600 21600" draw:type="rectangle" draw:enhanced-path="M 0 0 L 21600 0 21600 21600 0 21600 0 0 Z N"/></draw:custom-shape></text:p>
      <text:p text:style-name="P11"/>
      <text:p text:style-name="P11"><draw:line text:anchor-type="paragraph" draw:z-index="6" draw:name="Shape4" draw:style-name="gr3" draw:text-style-name="P24" svg:x1="0.9492in" svg:y1="0.1374in" svg:x2="5.6744in" svg:y2="0.1374in"><text:p/></draw:line></text:p>
      <text:p text:style-name="P11"/>
      <text:p text:style-name="P11"/>
      <text:p text:style-name="P11"/>
      <text:p text:style-name="P11"><draw:path text:anchor-type="paragraph" draw:z-index="7" draw:name="Shape5" draw:style-name="gr2" draw:text-style-name="P24" svg:width="0.7638in" svg:height="0.9827in" draw:transform="rotate (-0.619068285682389) translate (0.949305555555555in 0.0548611111111111in)" svg:viewBox="0 0 1941 2497" svg:d="M0 0c2736 0 1779 2497 1779 2497"><text:p/></draw:path></text:p>
      <text:p text:style-name="P11"/>
      <text:p text:style-name="P11"><draw:custom-shape text:anchor-type="paragraph" draw:z-index="9" draw:name="Shape6_0" draw:style-name="gr1" draw:text-style-name="P23" svg:width="1.3894in" svg:height="0.4169in" svg:x="1.7681in" svg:y="0.0181in"><text:p>5,33 Gbps migracions</text:p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.4- Tràfic amb el disc:</text:p>
      <text:p text:style-name="P11"/>
      <text:p text:style-name="P16">Cada màquina fa 6.000 kbps de lectura i 4.000 kbps d’escriptura, en total 10.000 kbps.</text:p>
      <text:p text:style-name="P16"/>
      <text:p text:style-name="P17">10.000 kbps * 6.000 MV = 60.000.000 kbps = 60 Gbps de tràfic amb el disc.</text:p>
      <text:p text:style-name="P3"/>
      <text:p text:style-name="P3"/>
      <text:p text:style-name="P11">2.5- Pressió sobre la xarxa (ample de banda mínim necessito per servir el tràfic de client i disc). M’arriba?:</text:p>
      <text:p text:style-name="P11"/>
      <text:p text:style-name="P5"><text:span text:style-name="T1">Tràfic entre servidors = </text:span><text:span text:style-name="T5">5,33 G</text:span><text:span text:style-name="T1">b</text:span><text:span text:style-name="T5">ps entre servidors.</text:span></text:p>
      <text:p text:style-name="P18"/>
      <text:p text:style-name="P5"><text:span text:style-name="T5">T</text:span><text:span text:style-name="T1">ràfic entres servidor i switch de connexió a xarxa = </text:span><text:span text:style-name="T5">24 G</text:span><text:span text:style-name="T1">bps</text:span><text:span text:style-name="T5"> de comunicació amb el switch.</text:span></text:p>
      <text:p text:style-name="P18"/>
      <text:p text:style-name="P5"><text:span text:style-name="T5">T</text:span><text:span text:style-name="T1">ràfic amb el disc = 60 Gbps de tràfic amb el disc.</text:span></text:p>
      <text:p text:style-name="P16"/>
      <text:p text:style-name="P16">Per tant el tràfic total que haurà de soportar la nostra xarxa = 5,33 Gbps + 24 Gbps + 60 Gbps = 89,33 Gbps. Aproximadament 90 Gbps. </text:p>
      <text:p text:style-name="P16"/>
      <text:p text:style-name="P16">Tenim una xarxa de 100 Gbps. Possiblement no serà suficient ja que els c<text:span text:style-name="T11">à</text:span>l·lculs representen la mitja, però en els moment de pic el tràfic pot ser superior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uerpo" style:family="paragraph" style:default-outline-level="">
      <style:paragraph-properties fo:margin-top="0in" fo:margin-bottom="0in" loext:contextual-spacing="false" fo:text-align="start" style:justify-single-word="false" fo:orphans="2" fo:widows="2" fo:padding="0in" fo:border="none" style:writing-mode="lr-tb"/>
      <style:text-properties fo:color="#000000" style:font-name="Helvetica" fo:font-family="Helvetica" style:font-family-generic="roman" style:font-pitch="variable" fo:font-size="11pt" style:font-name-asian="Helvetica1" style:font-family-asian="Helvetica" style:font-family-generic-asian="system" style:font-pitch-asian="variable" style:font-size-asian="11pt" style:font-name-complex="Helvetica1" style:font-family-complex="Helvetica" style:font-family-generic-complex="system" style:font-pitch-complex="variable" style:font-size-complex="11pt"/>
    </style:style>
    <style:style style:name="Encabezamiento" style:family="paragraph" style:next-style-name="Cuerpo" style:default-outline-level="1" style:list-style-name="">
      <style:paragraph-properties fo:margin-top="0in" fo:margin-bottom="0in" loext:contextual-spacing="false" fo:text-align="start" style:justify-single-word="false" fo:orphans="2" fo:widows="2" fo:padding="0in" fo:border="none" fo:keep-with-next="always" style:writing-mode="lr-tb"/>
      <style:text-properties fo:color="#000000" style:font-name="Helvetica" fo:font-family="Helvetica" style:font-family-generic="roman" style:font-pitch="variable" fo:font-size="18pt" style:rfc-language-tag="es-ES-u-co-trad" fo:language="es" fo:country="ES" fo:font-weight="bold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6:14:35.490313631</meta:creation-date>
    <dc:date>2021-10-08T09:36:24.678837323</dc:date>
    <meta:editing-duration>PT2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329" meta:character-count="1738" meta:non-whitespace-character-count="1393"/>
  </office:meta>
</office:document-meta>
</file>